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Standard">c) <text:span text:style-name="T1">article</text:span>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Standard">a) <text:span text:style-name="T1">header</text:span>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Standard">a) <text:span text:style-name="T1">aside</text:span>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Standard">c) <text:span text:style-name="T1">nav</text:span>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Standard">b) <text:span text:style-name="T1">datetime</text:span>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Standard">a) <text:span text:style-name="T1">object</text:span>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Standard">c) <text:span text:style-name="T1">mark</text:span>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Standard">a) <text:span text:style-name="T1">True</text:span>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Standard">d) <text:span text:style-name="T1">both a and b</text:span></text:p>
      <text:p text:style-name="Standard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Standard">b) <text:span text:style-name="T1">autobuffer</text:span></text:p>
      <text:p text:style-name="Standard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Standard">b) css</text:p>
      <text:p text:style-name="Standard">c) <text:span text:style-name="T1">canvas</text:span>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Standard">b) <text:span text:style-name="T1">False</text:span>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Standard">c) <text:span text:style-name="T1">To provide fallback support &amp; address the media support problem</text:span>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Standard">d) <text:span text:style-name="T1">both &lt;audio&gt; &amp; &lt;video&gt;</text:span>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Standard">c) <text:span text:style-name="T1">Both Flash and Quicktime</text:span>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Standard"><text:soft-page-break/>d) <text:span text:style-name="T1">All of the mentioned</text:span>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Standard">a) <text:span text:style-name="T1">True</text:span></text:p>
      <text:p text:style-name="Standard">b) False</text:p>
      <text:p text:style-name="Standard"/>
      <text:p text:style-name="Standard"/>
      <text:p text:style-name="P1">Which protocol is supported by Android browsers?</text:p>
      <text:p text:style-name="Standard">a) HTTPS</text:p>
      <text:p text:style-name="Standard">b) <text:span text:style-name="T1">HLS</text:span>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Standard">b) <text:span text:style-name="T1">JQuery UI</text:span>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Standard">a) <text:span text:style-name="T1">preload</text:span>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Standard">d) &lt;<text:span text:style-name="T1">slider&gt;</text:span></text:p>
      <text:p text:style-name="Standard"><text:soft-page-break/></text:p>
      <text:p text:style-name="Standard"/>
      <text:p text:style-name="P1">What will happen if height and width of video are not set while video loads?</text:p>
      <text:p text:style-name="Standard">a) <text:span text:style-name="T1">page flickers</text:span>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Standard">c) <text:span text:style-name="T1">Ogg</text:span>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Standard">c) <text:span text:style-name="T1">defaultPlaybackRate</text:span>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Standard">d) <text:span text:style-name="T1">crossOrigi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Standard">c) <text:span text:style-name="T1">buffered</text:span></text:p>
      <text:p text:style-name="Standard"><text:soft-page-break/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Standard">b) <text:span text:style-name="T1">False</text:span></text:p>
      <text:p text:style-name="Standard"/>
      <text:p text:style-name="Standard"/>
      <text:p text:style-name="P1">Which of the following tag is used for audio in HTML5?a) &lt;bgsound&gt;</text:p>
      <text:p text:style-name="Standard">b) <text:span text:style-name="T1">&lt;audio&gt;</text:span>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Standard">a) <text:span text:style-name="T1">&lt;source&gt;</text:span></text:p>
      <text:p text:style-name="Standard">b) &lt;canvas&gt;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Standard">d) I<text:span text:style-name="T1">nternet Explor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13:43:38.497784302</dc:date>
    <meta:editing-duration>PT2M</meta:editing-duration>
    <meta:editing-cycles>1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